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64.0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0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46pt" fo:break-before="auto" style:use-optimal-row-height="false"/>
    </style:style>
    <style:style style:name="ro3" style:family="table-row">
      <style:table-row-properties style:row-height="29.96pt" fo:break-before="auto" style:use-optimal-row-height="false"/>
    </style:style>
    <style:style style:name="ro4" style:family="table-row">
      <style:table-row-properties style:row-height="26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4.64pt" svg:height="255.17pt" svg:x="480.61pt" svg:y="17.4pt">
            <loext:p draw:notify-on-update-of-ranges="Sheet1.B3:Sheet1.B3 Sheet1.B4:Sheet1.B9 Sheet1.C3:Sheet1.C3 Sheet1.C4:Sheet1.C9 Sheet1.B3:Sheet1.B3 Sheet1.B4:Sheet1.B9 Sheet1.D3:Sheet1.D3 Sheet1.D4:Sheet1.D9 Sheet1.B3:Sheet1.B3 Sheet1.B4:Sheet1.B9 Sheet1.E3:Sheet1.E3 Sheet1.E4:Sheet1.E9 Sheet1.B3:Sheet1.B3 Sheet1.B4:Sheet1.B9 Sheet1.F3:Sheet1.F3 Sheet1.F4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Default"/>
          <table:table-cell table:style-name="ce4" office:value-type="string" calcext:value-type="string" table:number-columns-spanned="4" table:number-rows-spanned="1">
            <text:p>CASE STATUS</text:p>
          </table:table-cell>
          <table:covered-table-cell table:number-columns-repeated="3" table:style-name="Default"/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DENIED</text:p>
          </table:table-cell>
          <table:table-cell table:style-name="ce1" office:value-type="string" calcext:value-type="string">
            <text:p>CERTIFIED</text:p>
          </table:table-cell>
          <table:table-cell table:style-name="ce1" office:value-type="string" calcext:value-type="string">
            <text:p>WITHDRAWN</text:p>
          </table:table-cell>
          <table:table-cell table:style-name="ce1" office:value-type="string" calcext:value-type="string">
            <text:p>CERTIFIED-WITHDRAWN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8.119476" calcext:value-type="float">
            <text:p>8.119476</text:p>
          </table:table-cell>
          <table:table-cell office:value-type="float" office:value="85.83175" calcext:value-type="float">
            <text:p>85.83175</text:p>
          </table:table-cell>
          <table:table-cell office:value-type="float" office:value="2.8165913" calcext:value-type="float">
            <text:p>2.8165913</text:p>
          </table:table-cell>
          <table:table-cell office:value-type="float" office:value="3.2321813" calcext:value-type="float">
            <text:p>3.23218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5.075949" calcext:value-type="float">
            <text:p>5.075949</text:p>
          </table:table-cell>
          <table:table-cell office:value-type="float" office:value="84.856125" calcext:value-type="float">
            <text:p>84.856125</text:p>
          </table:table-cell>
          <table:table-cell office:value-type="float" office:value="2.5805628" calcext:value-type="float">
            <text:p>2.5805628</text:p>
          </table:table-cell>
          <table:table-cell office:value-type="float" office:value="7.487362" calcext:value-type="float">
            <text:p>7.4873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2.7461243" calcext:value-type="float">
            <text:p>2.7461243</text:p>
          </table:table-cell>
          <table:table-cell office:value-type="float" office:value="86.61816" calcext:value-type="float">
            <text:p>86.61816</text:p>
          </table:table-cell>
          <table:table-cell office:value-type="float" office:value="2.6214957" calcext:value-type="float">
            <text:p>2.6214957</text:p>
          </table:table-cell>
          <table:table-cell office:value-type="float" office:value="8.014222" calcext:value-type="float">
            <text:p>8.014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2.2907934" calcext:value-type="float">
            <text:p>2.2907934</text:p>
          </table:table-cell>
          <table:table-cell office:value-type="float" office:value="87.624245" calcext:value-type="float">
            <text:p>87.624245</text:p>
          </table:table-cell>
          <table:table-cell office:value-type="float" office:value="3.086863" calcext:value-type="float">
            <text:p>3.086863</text:p>
          </table:table-cell>
          <table:table-cell office:value-type="float" office:value="6.998096" calcext:value-type="float">
            <text:p>6.9980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.765399" calcext:value-type="float">
            <text:p>1.765399</text:p>
          </table:table-cell>
          <table:table-cell office:value-type="float" office:value="88.452255" calcext:value-type="float">
            <text:p>88.452255</text:p>
          </table:table-cell>
          <table:table-cell office:value-type="float" office:value="3.1443594" calcext:value-type="float">
            <text:p>3.1443594</text:p>
          </table:table-cell>
          <table:table-cell office:value-type="float" office:value="6.6379843" calcext:value-type="float">
            <text:p>6.63798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1.4163257" calcext:value-type="float">
            <text:p>1.4163257</text:p>
          </table:table-cell>
          <table:table-cell office:value-type="float" office:value="87.93507" calcext:value-type="float">
            <text:p>87.93507</text:p>
          </table:table-cell>
          <table:table-cell office:value-type="float" office:value="3.3791137" calcext:value-type="float">
            <text:p>3.3791137</text:p>
          </table:table-cell>
          <table:table-cell office:value-type="float" office:value="7.269494" calcext:value-type="float">
            <text:p>7.269494</text:p>
          </table:table-cell>
          <table:table-cell table:number-columns-repeated="5"/>
        </table:table-row>
        <table:table-row table:style-name="ro1">
          <table:table-cell/>
          <table:table-cell table:style-name="ce3" table:number-columns-repeated="5"/>
          <table:table-cell table:number-columns-repeated="5"/>
        </table:table-row>
        <table:table-row table:style-name="ro4">
          <table:table-cell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DENIED</text:p>
          </table:table-cell>
          <table:table-cell table:style-name="ce1" office:value-type="string" calcext:value-type="string">
            <text:p>CERTIFIED</text:p>
          </table:table-cell>
          <table:table-cell table:style-name="ce1" office:value-type="string" calcext:value-type="string">
            <text:p>WITHDRAWN</text:p>
          </table:table-cell>
          <table:table-cell table:style-name="ce1" office:value-type="string" calcext:value-type="string">
            <text:p>CERTIFIED-WITHDRAWN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9130" calcext:value-type="float">
            <text:p>29130</text:p>
          </table:table-cell>
          <table:table-cell office:value-type="float" office:value="307936" calcext:value-type="float">
            <text:p>307936</text:p>
          </table:table-cell>
          <table:table-cell office:value-type="float" office:value="10105" calcext:value-type="float">
            <text:p>10105</text:p>
          </table:table-cell>
          <table:table-cell office:value-type="float" office:value="11596" calcext:value-type="float">
            <text:p>11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2" calcext:value-type="float">
            <text:p>2012</text:p>
          </table:table-cell>
          <table:table-cell office:value-type="float" office:value="21096" calcext:value-type="float">
            <text:p>21096</text:p>
          </table:table-cell>
          <table:table-cell office:value-type="float" office:value="352668" calcext:value-type="float">
            <text:p>352668</text:p>
          </table:table-cell>
          <table:table-cell office:value-type="float" office:value="10725" calcext:value-type="float">
            <text:p>10725</text:p>
          </table:table-cell>
          <table:table-cell office:value-type="float" office:value="31118" calcext:value-type="float">
            <text:p>311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3" calcext:value-type="float">
            <text:p>2013</text:p>
          </table:table-cell>
          <table:table-cell office:value-type="float" office:value="12141" calcext:value-type="float">
            <text:p>12141</text:p>
          </table:table-cell>
          <table:table-cell office:value-type="float" office:value="382951" calcext:value-type="float">
            <text:p>382951</text:p>
          </table:table-cell>
          <table:table-cell office:value-type="float" office:value="11590" calcext:value-type="float">
            <text:p>11590</text:p>
          </table:table-cell>
          <table:table-cell office:value-type="float" office:value="35432" calcext:value-type="float">
            <text:p>354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float" office:value="11899" calcext:value-type="float">
            <text:p>11899</text:p>
          </table:table-cell>
          <table:table-cell office:value-type="float" office:value="455144" calcext:value-type="float">
            <text:p>455144</text:p>
          </table:table-cell>
          <table:table-cell office:value-type="float" office:value="16034" calcext:value-type="float">
            <text:p>16034</text:p>
          </table:table-cell>
          <table:table-cell office:value-type="float" office:value="36350" calcext:value-type="float">
            <text:p>3635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5" calcext:value-type="float">
            <text:p>2015</text:p>
          </table:table-cell>
          <table:table-cell office:value-type="float" office:value="10923" calcext:value-type="float">
            <text:p>10923</text:p>
          </table:table-cell>
          <table:table-cell office:value-type="float" office:value="547278" calcext:value-type="float">
            <text:p>547278</text:p>
          </table:table-cell>
          <table:table-cell office:value-type="float" office:value="19455" calcext:value-type="float">
            <text:p>19455</text:p>
          </table:table-cell>
          <table:table-cell office:value-type="float" office:value="41071" calcext:value-type="float">
            <text:p>410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6" calcext:value-type="float">
            <text:p>2016</text:p>
          </table:table-cell>
          <table:table-cell office:value-type="float" office:value="9175" calcext:value-type="float">
            <text:p>9175</text:p>
          </table:table-cell>
          <table:table-cell office:value-type="float" office:value="569646" calcext:value-type="float">
            <text:p>569646</text:p>
          </table:table-cell>
          <table:table-cell office:value-type="float" office:value="21890" calcext:value-type="float">
            <text:p>21890</text:p>
          </table:table-cell>
          <table:table-cell office:value-type="float" office:value="47092" calcext:value-type="float">
            <text:p>4709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style-name="ce3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5:41:34.042558272</meta:creation-date>
    <dc:date>2018-04-23T15:56:39.253962070</dc:date>
    <meta:editing-duration>PT1M12S</meta:editing-duration>
    <meta:editing-cycles>1</meta:editing-cycles>
    <meta:document-statistic meta:table-count="1" meta:cell-count="7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34cm" svg:height="9.003cm" xlink:href=".." xlink:type="simple" chart:class="chart:scatter" chart:style-name="ch1">
        <chart:legend svg:x="11.281cm" svg:y="2.264cm" style:legend-expansion="custom" chartooo:width="3.819cm" chartooo:height="4.075cm" style:legend-expansion-aspect-ratio="0.937177914110429" chart:style-name="ch2"/>
        <chart:plot-area chart:style-name="ch3" table:cell-range-address="Sheet1.B3:Sheet1.F9" chart:data-source-has-labels="row" svg:x="0.019cm" svg:y="0.328cm" svg:width="11.633cm" svg:height="8.639cm">
          <chartooo:coordinate-region svg:x="0.826cm" svg:y="0.527cm" svg:width="10.45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" chart:label-cell-address="Sheet1.C3:Sheet1.C3" chart:class="chart:scatter">
            <chart:domain table:cell-range-address="Sheet1.B4:Sheet1.B9"/>
            <chart:data-point chart:repeated="6"/>
          </chart:series>
          <chart:series chart:style-name="ch7" chart:values-cell-range-address="Sheet1.D4:Sheet1.D9" chart:label-cell-address="Sheet1.D3:Sheet1.D3" chart:class="chart:scatter">
            <chart:data-point chart:repeated="6"/>
          </chart:series>
          <chart:series chart:style-name="ch8" chart:values-cell-range-address="Sheet1.E4:Sheet1.E9" chart:label-cell-address="Sheet1.E3:Sheet1.E3" chart:class="chart:scatter">
            <chart:data-point chart:repeated="6"/>
          </chart:series>
          <chart:series chart:style-name="ch9" chart:values-cell-range-address="Sheet1.F4:Sheet1.F9" chart:label-cell-address="Sheet1.F3:Sheet1.F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NIED</text:p>
                <draw:g>
                  <svg:desc>Sheet1.C3:Sheet1.C3</svg:desc>
                </draw:g>
              </table:table-cell>
              <table:table-cell office:value-type="string">
                <text:p>CERTIFIED</text:p>
                <draw:g>
                  <svg:desc>Sheet1.D3:Sheet1.D3</svg:desc>
                </draw:g>
              </table:table-cell>
              <table:table-cell office:value-type="string">
                <text:p>WITHDRAWN</text:p>
                <draw:g>
                  <svg:desc>Sheet1.E3:Sheet1.E3</svg:desc>
                </draw:g>
              </table:table-cell>
              <table:table-cell office:value-type="string">
                <text:p>CERTIFIED-WITHDRAWN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1">
                <text:p>2011</text:p>
                <draw:g>
                  <svg:desc>Sheet1.B4:Sheet1.B9</svg:desc>
                </draw:g>
              </table:table-cell>
              <table:table-cell office:value-type="float" office:value="8.119476">
                <text:p>8.119476</text:p>
                <draw:g>
                  <svg:desc>Sheet1.C4:Sheet1.C9</svg:desc>
                </draw:g>
              </table:table-cell>
              <table:table-cell office:value-type="float" office:value="85.83175">
                <text:p>85.83175</text:p>
                <draw:g>
                  <svg:desc>Sheet1.D4:Sheet1.D9</svg:desc>
                </draw:g>
              </table:table-cell>
              <table:table-cell office:value-type="float" office:value="2.8165913">
                <text:p>2.8165913</text:p>
                <draw:g>
                  <svg:desc>Sheet1.E4:Sheet1.E9</svg:desc>
                </draw:g>
              </table:table-cell>
              <table:table-cell office:value-type="float" office:value="3.2321813">
                <text:p>3.2321813</text:p>
                <draw:g>
                  <svg:desc>Sheet1.F4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2">
                <text:p>2012</text:p>
              </table:table-cell>
              <table:table-cell office:value-type="float" office:value="5.075949">
                <text:p>5.075949</text:p>
              </table:table-cell>
              <table:table-cell office:value-type="float" office:value="84.856125">
                <text:p>84.856125</text:p>
              </table:table-cell>
              <table:table-cell office:value-type="float" office:value="2.5805628">
                <text:p>2.5805628</text:p>
              </table:table-cell>
              <table:table-cell office:value-type="float" office:value="7.487362">
                <text:p>7.487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3">
                <text:p>2013</text:p>
              </table:table-cell>
              <table:table-cell office:value-type="float" office:value="2.7461243">
                <text:p>2.7461243</text:p>
              </table:table-cell>
              <table:table-cell office:value-type="float" office:value="86.61816">
                <text:p>86.61816</text:p>
              </table:table-cell>
              <table:table-cell office:value-type="float" office:value="2.6214957">
                <text:p>2.6214957</text:p>
              </table:table-cell>
              <table:table-cell office:value-type="float" office:value="8.014222">
                <text:p>8.014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4">
                <text:p>2014</text:p>
              </table:table-cell>
              <table:table-cell office:value-type="float" office:value="2.2907934">
                <text:p>2.2907934</text:p>
              </table:table-cell>
              <table:table-cell office:value-type="float" office:value="87.624245">
                <text:p>87.624245</text:p>
              </table:table-cell>
              <table:table-cell office:value-type="float" office:value="3.086863">
                <text:p>3.086863</text:p>
              </table:table-cell>
              <table:table-cell office:value-type="float" office:value="6.998096">
                <text:p>6.998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5">
                <text:p>2015</text:p>
              </table:table-cell>
              <table:table-cell office:value-type="float" office:value="1.765399">
                <text:p>1.765399</text:p>
              </table:table-cell>
              <table:table-cell office:value-type="float" office:value="88.452255">
                <text:p>88.452255</text:p>
              </table:table-cell>
              <table:table-cell office:value-type="float" office:value="3.1443594">
                <text:p>3.1443594</text:p>
              </table:table-cell>
              <table:table-cell office:value-type="float" office:value="6.6379843">
                <text:p>6.637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6">
                <text:p>2016</text:p>
              </table:table-cell>
              <table:table-cell office:value-type="float" office:value="1.4163257">
                <text:p>1.4163257</text:p>
              </table:table-cell>
              <table:table-cell office:value-type="float" office:value="87.93507">
                <text:p>87.93507</text:p>
              </table:table-cell>
              <table:table-cell office:value-type="float" office:value="3.3791137">
                <text:p>3.3791137</text:p>
              </table:table-cell>
              <table:table-cell office:value-type="float" office:value="7.269494">
                <text:p>7.269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